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ff0000" draw:fill="none"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11cm" svg:height="12.5cm" svg:x="5.8cm" svg:y="1cm">
          <text:p/>
        </draw:rect>
        <draw:rect draw:style-name="gr1" draw:text-style-name="P1" draw:layer="layout" svg:width="0.94cm" svg:height="0.3cm" svg:x="6.71cm" svg:y="1cm">
          <text:p/>
        </draw:rect>
        <draw:rect draw:style-name="gr1" draw:text-style-name="P1" draw:layer="layout" svg:width="0.94cm" svg:height="0.3cm" svg:x="9.46cm" svg:y="1cm">
          <text:p/>
        </draw:rect>
        <draw:rect draw:style-name="gr1" draw:text-style-name="P1" draw:layer="layout" svg:width="0.94cm" svg:height="0.3cm" svg:x="12.21cm" svg:y="1cm">
          <text:p/>
        </draw:rect>
        <draw:rect draw:style-name="gr1" draw:text-style-name="P1" draw:layer="layout" svg:width="0.94cm" svg:height="0.3cm" svg:x="1.83cm" svg:y="1cm">
          <text:p/>
        </draw:rect>
        <draw:circle draw:style-name="gr1" draw:text-style-name="P1" draw:layer="layout" svg:width="1.92cm" svg:height="1.92cm" svg:x="2.34cm" svg:y="1.65cm">
          <text:p/>
        </draw:circle>
        <draw:rect draw:style-name="gr1" draw:text-style-name="P1" draw:layer="layout" svg:width="1.2cm" svg:height="2.85cm" svg:x="2.86cm" svg:y="4.35cm">
          <text:p/>
        </draw:rect>
        <draw:rect draw:style-name="gr1" draw:text-style-name="P1" draw:layer="layout" svg:width="1.36cm" svg:height="1.6cm" svg:x="3.289cm" svg:y="11.03cm">
          <text:p/>
        </draw:rect>
        <draw:circle draw:style-name="gr1" draw:text-style-name="P1" draw:layer="layout" svg:width="0.8cm" svg:height="0.8cm" svg:x="1.65cm" svg:y="12.094cm">
          <text:p/>
        </draw:circle>
        <draw:circle draw:style-name="gr1" draw:text-style-name="P1" draw:layer="layout" svg:width="0.58cm" svg:height="0.58cm" svg:x="1.75cm" svg:y="11.1cm">
          <text:p/>
        </draw:circle>
        <draw:rect draw:style-name="gr1" draw:text-style-name="P1" draw:layer="layout" svg:width="1.14cm" svg:height="1.23cm" svg:x="1.73cm" svg:y="9.45cm">
          <text:p/>
        </draw:rect>
        <draw:circle draw:style-name="gr1" draw:text-style-name="P1" draw:layer="layout" svg:width="0.41cm" svg:height="0.41cm" svg:x="1.775cm" svg:y="2.403cm">
          <text:p/>
        </draw:circle>
        <draw:circle draw:style-name="gr1" draw:text-style-name="P1" draw:layer="layout" svg:width="0.41cm" svg:height="0.41cm" svg:x="4.456cm" svg:y="2.411cm">
          <text:p/>
        </draw:circle>
        <draw:rect draw:style-name="gr1" draw:text-style-name="P1" draw:layer="layout" svg:width="0.94cm" svg:height="0.3cm" svg:x="3.83cm" svg:y="1cm">
          <text:p/>
        </draw:rect>
        <draw:rect draw:style-name="gr1" draw:text-style-name="P1" draw:layer="layout" svg:width="0.9cm" svg:height="2cm" svg:x="3.749cm" svg:y="8.054cm">
          <text:p/>
        </draw:rect>
        <draw:polygon draw:style-name="gr1" draw:text-style-name="P1" draw:layer="layout" svg:width="4.599cm" svg:height="12.499cm" svg:x="1cm" svg:y="1cm" svg:viewBox="0 0 4600 12500" draw:points="300,12500 0,12500 0,11500 300,11500 300,1000 0,1000 0,0 300,0 4300,0 4300,750 4600,750 4600,1750 4300,1750 4300,3250 4600,3250 4600,4250 4300,4250 4300,5750 4600,5750 4600,6750 4300,6750 4300,8250 4600,8250 4600,9250 4300,9250 4300,10750 4600,10750 4600,11750 4300,11750 4300,12500">
          <text:p/>
        </draw:polygon>
        <draw:rect draw:style-name="gr1" draw:text-style-name="P1" draw:layer="layout" svg:width="0.3cm" svg:height="0.94cm" svg:x="5.8cm" svg:y="6.78cm">
          <text:p/>
        </draw:rect>
        <draw:rect draw:style-name="gr1" draw:text-style-name="P1" draw:layer="layout" svg:width="0.3cm" svg:height="0.94cm" svg:x="5.8cm" svg:y="11.78cm">
          <text:p/>
        </draw:rect>
        <draw:rect draw:style-name="gr1" draw:text-style-name="P1" draw:layer="layout" svg:width="0.3cm" svg:height="0.94cm" svg:x="5.8cm" svg:y="1.78cm">
          <text:p/>
        </draw:rect>
        <draw:rect draw:style-name="gr1" draw:text-style-name="P1" draw:layer="layout" svg:width="0.3cm" svg:height="0.94cm" svg:x="5.8cm" svg:y="9.28cm">
          <text:p/>
        </draw:rect>
        <draw:rect draw:style-name="gr1" draw:text-style-name="P1" draw:layer="layout" svg:width="0.3cm" svg:height="0.94cm" svg:x="5.8cm" svg:y="4.28cm">
          <text:p/>
        </draw:rect>
        <draw:rect draw:style-name="gr1" draw:text-style-name="P1" draw:layer="layout" svg:width="0.3cm" svg:height="0.94cm" svg:x="16.5cm" svg:y="6.78cm">
          <text:p/>
        </draw:rect>
        <draw:rect draw:style-name="gr1" draw:text-style-name="P1" draw:layer="layout" svg:width="0.3cm" svg:height="0.94cm" svg:x="16.5cm" svg:y="11.78cm">
          <text:p/>
        </draw:rect>
        <draw:rect draw:style-name="gr1" draw:text-style-name="P1" draw:layer="layout" svg:width="0.3cm" svg:height="0.94cm" svg:x="16.5cm" svg:y="1.78cm">
          <text:p/>
        </draw:rect>
        <draw:rect draw:style-name="gr1" draw:text-style-name="P1" draw:layer="layout" svg:width="0.3cm" svg:height="0.94cm" svg:x="16.5cm" svg:y="9.28cm">
          <text:p/>
        </draw:rect>
        <draw:rect draw:style-name="gr1" draw:text-style-name="P1" draw:layer="layout" svg:width="0.3cm" svg:height="0.94cm" svg:x="16.5cm" svg:y="4.28cm">
          <text:p/>
        </draw:rect>
        <draw:rect draw:style-name="gr1" draw:text-style-name="P1" draw:layer="layout" svg:width="0.94cm" svg:height="0.3cm" svg:x="1.83cm" svg:y="13.2cm">
          <text:p/>
        </draw:rect>
        <draw:rect draw:style-name="gr1" draw:text-style-name="P1" draw:layer="layout" svg:width="0.94cm" svg:height="0.3cm" svg:x="3.83cm" svg:y="13.2cm">
          <text:p/>
        </draw:rect>
        <draw:rect draw:style-name="gr1" draw:text-style-name="P1" draw:layer="layout" svg:width="0.94cm" svg:height="0.3cm" svg:x="14.96cm" svg:y="1cm">
          <text:p/>
        </draw:rect>
        <draw:rect draw:style-name="gr1" draw:text-style-name="P1" draw:layer="layout" svg:width="0.94cm" svg:height="0.3cm" svg:x="6.71cm" svg:y="13.2cm">
          <text:p/>
        </draw:rect>
        <draw:rect draw:style-name="gr1" draw:text-style-name="P1" draw:layer="layout" svg:width="0.94cm" svg:height="0.3cm" svg:x="9.46cm" svg:y="13.2cm">
          <text:p/>
        </draw:rect>
        <draw:rect draw:style-name="gr1" draw:text-style-name="P1" draw:layer="layout" svg:width="0.94cm" svg:height="0.3cm" svg:x="12.21cm" svg:y="13.2cm">
          <text:p/>
        </draw:rect>
        <draw:rect draw:style-name="gr1" draw:text-style-name="P1" draw:layer="layout" svg:width="0.94cm" svg:height="0.3cm" svg:x="14.96cm" svg:y="13.2cm">
          <text:p/>
        </draw:rect>
        <draw:g>
          <draw:path draw:style-name="gr1" draw:text-style-name="P1" draw:layer="layout" svg:width="-0.499cm" svg:height="-1.199cm" svg:x="22.62cm" svg:y="19.805cm" svg:viewBox="0 0 -500 -1200" svg:d="m0 0c2 0 5 0 8 0 90 0 167 25 246 80s135 124 180 220 66 190 66 300-21 204-66 300-102 164-180 220-156 80-246 80c-3 0-6 0-8 0z">
            <text:p/>
          </draw:path>
          <draw:polygon draw:style-name="gr1" draw:text-style-name="P1" draw:layer="layout" svg:width="10.999cm" svg:height="4.599cm" draw:transform="rotate (1.5707963267946) translate (18.3200000000018cm 24.7050000000079cm)" svg:viewBox="0 0 11000 4600" draw:points="300,4600 300,4300 300,3800 0,3800 0,2800 300,2800 300,1800 0,1800 0,800 300,800 300,300 880,300 880,0 1880,0 1880,300 3630,300 3630,0 4630,0 4630,300 6380,300 6380,0 7380,0 7380,300 9130,300 9130,0 10130,0 10130,300 10700,300 10700,800 11000,800 11000,1800 10700,1800 10700,2800 11000,2800 11000,3800 10700,3800 10700,4300 10700,4600 10000,4600 10000,4300 1000,4300 1000,4600">
            <text:p/>
          </draw:polygon>
        </draw:g>
        <draw:circle draw:style-name="gr1" draw:text-style-name="P1" draw:layer="layout" svg:width="0.31cm" svg:height="0.31cm" svg:x="1.982cm" svg:y="3.965cm">
          <text:p/>
        </draw:circle>
        <draw:circle draw:style-name="gr1" draw:text-style-name="P1" draw:layer="layout" svg:width="0.31cm" svg:height="0.31cm" svg:x="1.942cm" svg:y="8.667cm">
          <text:p/>
        </draw:circle>
        <draw:circle draw:style-name="gr1" draw:text-style-name="P1" draw:layer="layout" svg:width="0.31cm" svg:height="0.31cm" svg:x="3.325cm" svg:y="3.955cm">
          <text:p/>
        </draw:circle>
        <draw:circle draw:style-name="gr1" draw:text-style-name="P1" draw:layer="layout" svg:width="0.31cm" svg:height="0.31cm" svg:x="3.325cm" svg:y="7.279cm">
          <text:p/>
        </draw:circle>
        <draw:circle draw:style-name="gr1" draw:text-style-name="P1" draw:layer="layout" svg:width="0.75cm" svg:height="0.75cm" svg:x="6.2cm" svg:y="6.93cm">
          <text:p/>
        </draw:circle>
        <draw:circle draw:style-name="gr1" draw:text-style-name="P1" draw:layer="layout" svg:width="0.75cm" svg:height="0.75cm" svg:x="6.2cm" svg:y="10.08cm">
          <text:p/>
        </draw:circle>
        <draw:circle draw:style-name="gr1" draw:text-style-name="P1" draw:layer="layout" svg:width="0.75cm" svg:height="0.75cm" svg:x="13.175cm" svg:y="12.18cm">
          <text:p/>
        </draw:circle>
        <draw:circle draw:style-name="gr1" draw:text-style-name="P1" draw:layer="layout" svg:width="0.75cm" svg:height="0.75cm" svg:x="13.5cm" svg:y="5.18cm">
          <text:p/>
        </draw:circle>
        <draw:g>
          <draw:rect draw:style-name="gr1" draw:text-style-name="P1" draw:layer="layout" svg:width="0.3cm" svg:height="0.97cm" draw:transform="rotate (1.5707963267946) translate (1cm 24.785cm)">
            <text:p/>
          </draw:rect>
          <draw:rect draw:style-name="gr1" draw:text-style-name="P1" draw:layer="layout" svg:width="0.3cm" svg:height="0.97cm" draw:transform="rotate (1.5707963267946) translate (12.53cm 24.785cm)">
            <text:p/>
          </draw:rect>
          <draw:rect draw:style-name="gr1" draw:text-style-name="P1" draw:layer="layout" svg:width="0.97cm" svg:height="0.3cm" draw:transform="rotate (1.5707963267946) translate (1cm 24.785cm)">
            <text:p/>
          </draw:rect>
          <draw:rect draw:style-name="gr1" draw:text-style-name="P1" draw:layer="layout" svg:width="0.97cm" svg:height="0.3cm" draw:transform="rotate (1.5707963267946) translate (1cm 14.755cm)">
            <text:p/>
          </draw:rect>
          <draw:rect draw:style-name="gr1" draw:text-style-name="P1" draw:layer="layout" svg:width="11cm" svg:height="12.5cm" draw:transform="rotate (1.5707963267946) translate (1cm 24.785cm)">
            <text:p/>
          </draw:rect>
          <draw:rect draw:style-name="gr1" draw:text-style-name="P1" draw:layer="layout" svg:width="0.3cm" svg:height="0.97cm" draw:transform="rotate (1.5707963267946) translate (1cm 14.085cm)">
            <text:p/>
          </draw:rect>
          <draw:rect draw:style-name="gr1" draw:text-style-name="P1" draw:layer="layout" svg:width="0.3cm" svg:height="0.97cm" draw:transform="rotate (1.5707963267946) translate (12.53cm 14.085cm)">
            <text:p/>
          </draw:rect>
          <draw:rect draw:style-name="gr1" draw:text-style-name="P1" draw:layer="layout" svg:width="0.97cm" svg:height="0.3cm" draw:transform="rotate (1.5707963267946) translate (13.2cm 24.785cm)">
            <text:p/>
          </draw:rect>
          <draw:rect draw:style-name="gr1" draw:text-style-name="P1" draw:layer="layout" svg:width="0.97cm" svg:height="0.3cm" draw:transform="rotate (1.5707963267946) translate (13.2cm 14.755cm)">
            <text:p/>
          </draw:rect>
        </draw:g>
        <draw:g>
          <draw:polygon draw:style-name="gr1" draw:text-style-name="P1" draw:layer="layout" svg:width="4.599cm" svg:height="12.499cm" svg:x="17.008cm" svg:y="1cm" svg:viewBox="0 0 4600 12500" draw:points="300,12500 300,11750 0,11750 0,10750 300,10750 300,9250 0,9250 0,8250 300,8250 300,6750 0,6750 0,5750 300,5750 300,4250 0,4250 0,3250 300,3250 300,1750 0,1750 0,750 300,750 300,0 4300,0 4600,0 4600,1000 4300,1000 4300,11500 4600,11500 4600,12500 4300,12500">
            <text:p/>
          </draw:polygon>
          <draw:rect draw:style-name="gr1" draw:text-style-name="P1" draw:layer="layout" svg:width="0.94cm" svg:height="0.3cm" svg:x="17.838cm" svg:y="1cm">
            <text:p/>
          </draw:rect>
          <draw:rect draw:style-name="gr1" draw:text-style-name="P1" draw:layer="layout" svg:width="0.94cm" svg:height="0.3cm" svg:x="19.838cm" svg:y="1cm">
            <text:p/>
          </draw:rect>
          <draw:rect draw:style-name="gr1" draw:text-style-name="P1" draw:layer="layout" svg:width="0.94cm" svg:height="0.3cm" svg:x="17.838cm" svg:y="13.2cm">
            <text:p/>
          </draw:rect>
          <draw:rect draw:style-name="gr1" draw:text-style-name="P1" draw:layer="layout" svg:width="0.94cm" svg:height="0.3cm" svg:x="19.838cm" svg:y="13.2cm">
            <text:p/>
          </draw:rect>
          <draw:circle draw:style-name="gr1" draw:text-style-name="P1" draw:layer="layout" svg:width="0.64cm" svg:height="0.64cm" svg:x="20.023cm" svg:y="11.952cm">
            <text:p/>
          </draw:circle>
          <draw:circle draw:style-name="gr1" draw:text-style-name="P1" draw:layer="layout" svg:width="0.64cm" svg:height="0.64cm" svg:x="20.033cm" svg:y="1.914cm">
            <text:p/>
          </draw:circle>
          <draw:path draw:style-name="gr1" draw:text-style-name="P1" draw:layer="layout" svg:width="1.28cm" svg:height="0.602cm" svg:x="18.257cm" svg:y="1.937cm" svg:viewBox="0 0 1281 603" svg:d="m0 600v-600h1000v4c47 2 89 15 131 39 48 28 82 62 110 110 27 48 40 95 40 150s-13 102-40 150-62 82-110 110-95 40-150 40c-15 0-30-1-45-3z">
            <text:p/>
          </draw:path>
        </draw:g>
        <draw:rect draw:style-name="gr1" draw:text-style-name="P1" draw:layer="layout" svg:width="1.15cm" svg:height="4.2cm" svg:x="1.564cm" svg:y="4.38cm">
          <text:p/>
        </draw:rect>
        <draw:g>
          <draw:path draw:style-name="gr1" draw:text-style-name="P1" draw:layer="layout" svg:width="-0.499cm" svg:height="-1.199cm" svg:x="17.885cm" svg:y="19.859cm" svg:viewBox="0 0 -500 -1200" svg:d="m0 0c2 0 5 0 8 0 90 0 167 25 246 80s135 124 180 220 66 190 66 300-21 204-66 300-102 164-180 220-156 80-246 80c-3 0-6 0-8 0z">
            <text:p/>
          </draw:path>
          <draw:polygon draw:style-name="gr1" draw:text-style-name="P1" draw:layer="layout" svg:width="10.999cm" svg:height="4.599cm" draw:transform="rotate (1.5707963267946) translate (13.5850000000018cm 24.7590000000079cm)" svg:viewBox="0 0 11000 4600" draw:points="300,4600 300,4300 300,3800 0,3800 0,2800 300,2800 300,1800 0,1800 0,800 300,800 300,300 880,300 880,0 1880,0 1880,300 3630,300 3630,0 4630,0 4630,300 6380,300 6380,0 7380,0 7380,300 9130,300 9130,0 10130,0 10130,300 10700,300 10700,800 11000,800 11000,1800 10700,1800 10700,2800 11000,2800 11000,3800 10700,3800 10700,4300 10700,4600 10000,4600 10000,4300 1000,4300 1000,46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3-07T16:40:00.38</meta:creation-date>
    <meta:print-date>2012-03-07T16:47:31.35</meta:print-date>
    <dc:date>2012-09-09T19:44:38</dc:date>
    <meta:editing-duration>PT23H29M18S</meta:editing-duration>
    <meta:editing-cycles>14</meta:editing-cycles>
    <meta:generator>OpenOffice.org/3.4$Unix OpenOffice.org_project/340m1$Build-9590</meta:generator>
    <meta:document-statistic meta:object-count="67"/>
  </office:meta>
</office:document-meta>
</file>